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0000002C13C61F433CD36AA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79cm" svg:height="0.962cm" svg:x="6.588cm" svg:y="2.27cm">
          <draw:text-box>
            <text:p>Compartment model for HCV disease stages</text:p>
          </draw:text-box>
        </draw:frame>
        <draw:frame draw:style-name="gr2" draw:text-style-name="P2" draw:layer="layout" svg:width="19.867cm" svg:height="16.834cm" svg:x="4.12cm" svg:y="3.413cm">
          <draw:image xlink:href="Pictures/1000020100000340000002C13C61F433CD36AA6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1:05:56.356556573</meta:creation-date>
    <dc:date>2021-07-27T11:17:17.321095227</dc:date>
    <meta:editing-duration>PT11M21S</meta:editing-duration>
    <meta:editing-cycles>1</meta:editing-cycles>
    <meta:document-statistic meta:object-count="2"/>
    <meta:generator>LibreOffice/6.4.7.2$Linux_X86_64 LibreOffice_project/40$Build-2</meta:generator>
  </office:meta>
</office:document-meta>
</file>